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どもどもー！　行商人でーす！」</text:p>
          </table:table-cell>
          <table:table-cell table:style-name="ce0"/>
          <table:table-cell table:style-name="ce0"/>
          <table:table-cell table:style-name="ce0" office:value-type="string">
            <text:p>Store Clerk
"Welcome, welcome—! Get your wares and
services here—!"</text:p>
          </table:table-cell>
          <table:table-cell table:number-columns-repeated="1020"/>
        </table:table-row>
        <table:table-row>
          <table:table-cell table:style-name="ce0" office:value-type="string">
            <text:p>体力を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 health</text:p>
          </table:table-cell>
          <table:table-cell table:number-columns-repeated="1020"/>
        </table:table-row>
        <table:table-row>
          <table:table-cell table:style-name="ce0" office:value-type="string">
            <text:p>アイテムを買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uy items</text:p>
          </table:table-cell>
          <table:table-cell table:number-columns-repeated="1020"/>
        </table:table-row>
        <table:table-row>
          <table:table-cell table:style-name="ce0" office:value-type="string">
            <text:p>クリーニング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aundry service</text:p>
          </table:table-cell>
          <table:table-cell table:number-columns-repeated="1020"/>
        </table:table-row>
        <table:table-row>
          <table:table-cell table:style-name="ce0" office:value-type="string">
            <text:p>や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it</text:p>
          </table:table-cell>
          <table:table-cell table:number-columns-repeated="1020"/>
        </table:table-row>
        <table:table-row>
          <table:table-cell table:style-name="ce0" office:value-type="string">
            <text:p>店員
「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"Come again—!"</text:p>
          </table:table-cell>
          <table:table-cell table:number-columns-repeated="1020"/>
        </table:table-row>
        <table:table-row>
          <table:table-cell table:style-name="ce0" office:value-type="string">
            <text:p>やっほ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あなた達「霊珠」っていうアイテム
持ってるかしら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ってね、とっても強い力を秘めた
貴重な宝玉なの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さえあれば、普通はできないような
“ステキなコト”が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、例えばこんなカンジ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ステキなコト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霊珠とアイテムを交換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に追い払っても、魔物がそこから
完全にいなくなること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いよね、魔物のガッ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れる・・・っ！　もれ・・・る・・・ぅ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ちょっとキミ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っ！？　ど・・・どいて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かない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いったい何してんの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に入りたいんだよっ！！　は、はやく・・・
どいてってば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だめだ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っちは女子トイレでし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男子トイレは手前！　わか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？</text:p>
          </table:table-cell>
          <table:table-cell table:style-name="ce0" office:value-type="string">
            <text:p>Map083</text:p>
          </table:table-cell>
          <table:table-cell table:style-name="ce0"/>
          <table:table-cell table:style-name="ce0" office:value-type="string">
            <text:p>...What?</text:p>
          </table:table-cell>
          <table:table-cell table:number-columns-repeated="1020"/>
        </table:table-row>
        <table:table-row>
          <table:table-cell table:style-name="ce0" office:value-type="string">
            <text:p>警備
「は？じゃないでしょ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男の子なんだから、こっちに入れる
　わけにはいかない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ぼ、僕・・・女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のね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お兄さん、本当は魔物警備で急がしいん
　だから、あんまりからかわないでくれ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どう見てもキミ、男でしょ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それ！？　し、失礼なヤツだな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正真正銘の女だよ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ふ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く、くっそぉ・・・！　こんなヤツ、おしっこ
　我慢さえしてなければ・・・一瞬で薙ぎ倒して
　やるのに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あぁっ！　だ、だめ・・・やばい・・・ほんとに、
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れ、もれちゃうぅ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漏れそうなら、なおさらイタズラなんて
　してないで早くそっちのトイレに行きなさ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ぉ、お願い、し、信じてっ！！！
本当に女なのっ！！！　男じゃないの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っ！！　もれちゃうっ！！　もれちゃうよお
おぉ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あー・・・これは抱えてでも連れて行かなきゃ
　だめか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めだ、ぜんぜん信じてくれない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、ど・・・どうしよ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究極の証明を見せ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男子トイレに行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、これじゃらちが明かない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・・・でも、もう・・・我慢・・・できなぃ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うなったら・・・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、ほら・・・見てよ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僕は・・・女なのぉ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わぁ・・・あ、うわぁ・・・っ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これは、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大変失礼しましたッ！！！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うううううぅぅぅぅっ//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れで、や、やっと・・・おし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っ！！！　い、いそ・・・が・・・な、き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っ！！　し、しま・・・ズボン上げるの忘れ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ううぅぅ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ぁ、ぁ、あ、あっ！！　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と、と、止まって・・・っ！　止まってぇぇ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ああぁっ！！　出ちゃう！　ぜ、ぜんぶ・・・
でちゃ・・・う、ぅ・・・っ！！！　あああぁぁ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はぁ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け、結局・・・も・・・も・・・もれ・・・ちゃ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う、うはぁ・・・やっべ・・・/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警備
「キミ、大丈夫？　うへへ・・・/////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き・・・切り刻んでやる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ええぇぇぇぇええええんっ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、もう・・・これ以上・・・がまんでき・・・な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とで・・・おぼ、覚えてろお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7T20:39:38+01:00</meta:creation-date>
    <dc:date>2019-10-27T20:39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